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7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8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0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11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13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14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16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1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22" style:family="paragraph" style:parent-style-name="Table_20_Contents" style:list-style-name="L3">
      <style:paragraph-properties fo:text-align="start" style:justify-single-word="false"/>
      <style:text-properties style:font-name="Titillium" fo:font-size="14pt" officeooo:rsid="001e4a77" officeooo:paragraph-rsid="001f2f12" style:font-size-asian="12.25pt" style:font-size-complex="14pt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f1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4a77" style:font-weight-asian="normal" style:font-weight-complex="normal"/>
    </style:style>
    <style:style style:name="T7" style:family="text">
      <style:text-properties fo:font-weight="normal" officeooo:rsid="001f2f12" style:font-weight-asian="normal" style:font-weight-complex="normal"/>
    </style:style>
    <style:style style:name="T8" style:family="text">
      <style:text-properties officeooo:rsid="001e4a77"/>
    </style:style>
    <style:style style:name="T9" style:family="text">
      <style:text-properties officeooo:rsid="001f2f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ogetto Ingegneria del Software</text:p>
      <text:p text:style-name="P14">SHISEN-SH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Docente: Prof. Edoardo Bontà</text:p>
      <text:p text:style-name="P7">Specifica del problema</text:p>
      <text:p text:style-name="P4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9000840873007392074" text:style-name="L1">
        <text:list-item>
          <text:p text:style-name="P10">devono essere dello stesso tipo;</text:p>
        </text:list-item>
        <text:list-item>
          <text:p text:style-name="P11">devono poter essere collegati con al massimo 3 linee orizzontali e/o verticali che passano attraverso spazi vuoti (non occupati da altre tile).</text:p>
        </text:list-item>
      </text:list>
      <text:p text:style-name="P3">Il gioco termina se tutti <text:span text:style-name="T1">i</text:span> mattoncini sono stati rimossi o se ce ne sono ancora e non è possibile alcun collegamento.</text:p>
      <text:p text:style-name="P8">Specifica dei requisit<text:span text:style-name="T2">i</text:span></text:p>
      <text:p text:style-name="P15"/>
      <text:p text:style-name="P17">Descrizione Informale:</text:p>
      <text:list xml:id="list4283803155201318032" text:style-name="L2">
        <text:list-item>
          <text:p text:style-name="P13">Il giocatore effettua una mossa selezionando 2 tyle sul piano di gioco</text:p>
        </text:list-item>
        <text:list-item>
          <text:p text:style-name="P13">Viene verificata la validità della mossa (le tyle devono essere uguali ed il cammino valido)</text:p>
        </text:list-item>
        <text:list-item>
          <text:p text:style-name="P13">Se la verifica ha successo, la mossa viene eseguita rimuovendo dal piano di gioco le tyle</text:p>
        </text:list-item>
        <text:list-item>
          <text:p text:style-name="P13">Se la verifica fallisce, la mossa non viene eseguita e le tyle selezionate vengono deselezionate</text:p>
        </text:list-item>
      </text:list>
      <text:p text:style-name="P12"/>
      <text:p text:style-name="P17">Diagrammma dei casi d'uso:</text:p>
      <text:p text:style-name="P9">Descrizione dei casi d'uso</text:p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20"><text:span text:style-name="T3">Caso d'uso:</text:span> Selezione <text:span text:style-name="T8">Tyle</text:span></text:p>
          </table:table-cell>
        </table:table-row>
        <table:table-row>
          <table:table-cell table:style-name="Table1.A2" office:value-type="string">
            <text:p text:style-name="P20"><text:span text:style-name="T3">ID: </text:span><text:span text:style-name="T5">S</text:span><text:span text:style-name="T6">T</text:span></text:p>
          </table:table-cell>
        </table:table-row>
        <table:table-row>
          <table:table-cell table:style-name="Table1.A2" office:value-type="string">
            <text:p text:style-name="P20"><text:span text:style-name="T3">Pre-condizioni: </text:span><text:span text:style-name="T5">/</text:span></text:p>
          </table:table-cell>
        </table:table-row>
        <table:table-row>
          <table:table-cell table:style-name="Table1.A2" office:value-type="string">
            <text:p text:style-name="P20"><text:span text:style-name="T3">Corso degli eventi: </text:span><text:span text:style-name="T5">l'attore esegue un click su una delle tyle</text:span></text:p>
          </table:table-cell>
        </table:table-row>
        <table:table-row>
          <table:table-cell table:style-name="Table1.A2" office:value-type="string">
            <text:p text:style-name="P20"><text:span text:style-name="T3">Post-condizioni: </text:span><text:span text:style-name="T6">la tyle viene marchiata come selezionata</text:span></text:p>
          </table:table-cell>
        </table:table-row>
        <table:table-row>
          <table:table-cell table:style-name="Table1.A2" office:value-type="string">
            <text:p text:style-name="P20"><text:span text:style-name="T3">Alternativa: </text:span><text:span text:style-name="T5">/</text:span></text:p>
          </table:table-cell>
        </table:table-row>
      </table:table>
      <text:p text:style-name="P18"/>
      <text:p text:style-name="P18"/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span text:style-name="T3">Caso d'uso:</text:span> Selezione <text:span text:style-name="T8">seconda Tyle</text:span></text:p>
          </table:table-cell>
        </table:table-row>
        <table:table-row>
          <table:table-cell table:style-name="Table2.A2" office:value-type="string">
            <text:p text:style-name="P20"><text:span text:style-name="T3">ID: </text:span><text:span text:style-name="T5">S</text:span><text:span text:style-name="T6">ST</text:span></text:p>
          </table:table-cell>
        </table:table-row>
        <table:table-row>
          <table:table-cell table:style-name="Table2.A2" office:value-type="string">
            <text:p text:style-name="P20"><text:span text:style-name="T3">Pre-condizioni: </text:span><text:span text:style-name="T6">è stata già selezionata un altra tyle (ST)</text:span></text:p>
          </table:table-cell>
        </table:table-row>
        <table:table-row>
          <table:table-cell table:style-name="Table2.A2" office:value-type="string">
            <text:p text:style-name="P20"><text:span text:style-name="T3">Corso degli eventi: </text:span><text:span text:style-name="T5">l'attore esegue un click su un</text:span><text:span text:style-name="T6">'altra</text:span><text:span text:style-name="T5"> delle tyle</text:span></text:p>
          </table:table-cell>
        </table:table-row>
        <table:table-row>
          <table:table-cell table:style-name="Table2.A2" office:value-type="string">
            <text:p text:style-name="P20"><text:span text:style-name="T3">Post-condizioni: </text:span><text:span text:style-name="T6">se le ty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20"><text:span text:style-name="T3">Alternativa: </text:span><text:span text:style-name="T6">se le tyle selezionate sono diverse viene deselezionata la prima tyle e marchiata come selezionata la seconda</text:span></text:p>
          </table:table-cell>
        </table:table-row>
      </table:table>
      <text:p text:style-name="P19"/>
      <text:p text:style-name="P19"/>
      <text:p text:style-name="P19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T3">Caso d'uso:</text:span> <text:span text:style-name="T8">Verifica Mossa</text:span></text:p>
          </table:table-cell>
        </table:table-row>
        <table:table-row>
          <table:table-cell table:style-name="Table3.A2" office:value-type="string">
            <text:p text:style-name="P21"><text:span text:style-name="T3">ID: </text:span><text:span text:style-name="T6">VM</text:span></text:p>
          </table:table-cell>
        </table:table-row>
        <table:table-row>
          <table:table-cell table:style-name="Table3.A2" office:value-type="string">
            <text:p text:style-name="P21"><text:span text:style-name="T3">Pre-condizioni: </text:span><text:span text:style-name="T6">sono state selezionate due tyle uguali (SST)</text:span></text:p>
          </table:table-cell>
        </table:table-row>
        <table:table-row>
          <table:table-cell table:style-name="Table3.A2" office:value-type="string">
            <text:p text:style-name="P21"><text:span text:style-name="T3">Corso degli eventi: </text:span><text:span text:style-name="T6">viene verificato se la mossa è valida</text:span></text:p>
          </table:table-cell>
        </table:table-row>
        <table:table-row>
          <table:table-cell table:style-name="Table3.A2" office:value-type="string">
            <text:p text:style-name="P21"><text:span text:style-name="T3">Post-condizioni: </text:span><text:span text:style-name="T6">se la mossa è valida</text:span></text:p>
            <text:list xml:id="list1213637892500067478" text:style-name="L3">
              <text:list-item>
                <text:p text:style-name="P22"><text:span text:style-name="T5">Viene aggiornato il piano di gioco rimuovendo le tyle selezionate (RP)</text:span></text:p>
              </text:list-item>
              <text:list-item>
                <text:p text:style-name="P22"><text:span text:style-name="T5">Viene effettuato un controllo sul numero di tyle rimanenti (CNT)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1"><text:span text:style-name="T3">Alternativa: </text:span><text:span text:style-name="T6">se la mossa non è valida viene deselezionata la prima tyle e marchiata come selezionata la seconda</text:span></text:p>
          </table:table-cell>
        </table:table-row>
      </table:table>
      <text:p text:style-name="P19"/>
      <text:p text:style-name="P19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1"><text:span text:style-name="T3">Caso d'uso:</text:span> <text:span text:style-name="T9">Rimuovi Coppia</text:span></text:p>
          </table:table-cell>
        </table:table-row>
        <table:table-row>
          <table:table-cell table:style-name="Table4.A2" office:value-type="string">
            <text:p text:style-name="P21"><text:span text:style-name="T3">ID: </text:span><text:span text:style-name="T6">VM</text:span></text:p>
          </table:table-cell>
        </table:table-row>
        <table:table-row>
          <table:table-cell table:style-name="Table4.A2" office:value-type="string">
            <text:p text:style-name="P21"><text:span text:style-name="T3">Pre-condizioni: </text:span><text:span text:style-name="T7">la verifica della mossa è andata a buon fine (VT)</text:span></text:p>
          </table:table-cell>
        </table:table-row>
        <table:table-row>
          <table:table-cell table:style-name="Table4.A2" office:value-type="string">
            <text:p text:style-name="P21"><text:span text:style-name="T3">Corso degli eventi: </text:span><text:span text:style-name="T6">viene </text:span><text:span text:style-name="T7">rimossa una coppia di tyle dal piano di gioco</text:span></text:p>
          </table:table-cell>
        </table:table-row>
        <table:table-row>
          <table:table-cell table:style-name="Table4.A2" office:value-type="string">
            <text:p text:style-name="P21"><text:span text:style-name="T3">Post-condizioni: </text:span><text:span text:style-name="T6">Viene effettuato un controllo sul numero di tyle rimanenti (CNT)</text:span></text:p>
          </table:table-cell>
        </table:table-row>
        <table:table-row>
          <table:table-cell table:style-name="Table4.A2" office:value-type="string">
            <text:p text:style-name="P21"><text:span text:style-name="T3">Alternativa: </text:span><text:span text:style-name="T6">/</text:span></text:p>
          </table:table-cell>
        </table:table-row>
      </table:table>
      <text:p text:style-name="P19"/>
      <text:p text:style-name="P19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span text:style-name="T3">Caso d'uso:</text:span> <text:span text:style-name="T9">Controllo Numero Tyle</text:span></text:p>
          </table:table-cell>
        </table:table-row>
        <table:table-row>
          <table:table-cell table:style-name="Table5.A2" office:value-type="string">
            <text:p text:style-name="P21"><text:span text:style-name="T3">ID: </text:span><text:span text:style-name="T7">CNT</text:span></text:p>
          </table:table-cell>
        </table:table-row>
        <table:table-row>
          <table:table-cell table:style-name="Table5.A2" office:value-type="string">
            <text:p text:style-name="P21"><text:span text:style-name="T3">Pre-condizioni: </text:span><text:span text:style-name="T7">è stata rimossa una coppia di tyle (RM)</text:span></text:p>
          </table:table-cell>
        </table:table-row>
        <table:table-row>
          <table:table-cell table:style-name="Table5.A2" office:value-type="string">
            <text:p text:style-name="P21"><text:span text:style-name="T3">Corso degli eventi: </text:span><text:span text:style-name="T6">Viene effettuato un controllo sul numero di tyle rimanenti</text:span></text:p>
          </table:table-cell>
        </table:table-row>
        <table:table-row>
          <table:table-cell table:style-name="Table5.A2" office:value-type="string">
            <text:p text:style-name="P21"><text:span text:style-name="T3">Post-condizioni: </text:span><text:span text:style-name="T7">Se sono presenti ulteriori tyle sul piano di gioco, l'attore può continuare a selezionare tyles (ST)</text:span></text:p>
          </table:table-cell>
        </table:table-row>
        <table:table-row>
          <table:table-cell table:style-name="Table5.A2" office:value-type="string">
            <text:p text:style-name="P21"><text:span text:style-name="T3">Alternativa: 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0T16:49:34.572741974</dc:date>
    <meta:editing-duration>PT1H14M51S</meta:editing-duration>
    <meta:editing-cycles>12</meta:editing-cycles>
    <meta:generator>LibreOffice/5.0.6.3$Linux_X86_64 LibreOffice_project/00m0$Build-3</meta:generator>
    <meta:document-statistic meta:table-count="5" meta:image-count="0" meta:object-count="0" meta:page-count="5" meta:paragraph-count="50" meta:word-count="425" meta:character-count="2671" meta:non-whitespace-character-count="2302"/>
  </office:meta>
</office:document-meta>
</file>